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2.903cm" presentation:class="title" presentation:user-transformed="true">
          <draw:text-box>
            <text:p><text:span text:style-name="T1">https://docs.google.com/presentation/d/1xKKcfbQlTewS2lX00D1-4tvnRIEUNj5gP5O8uUfnRUs/edit?usp=sharing</text:span></text:p>
          </draw:text-box>
        </draw:frame>
        <draw:frame presentation:style-name="pr1" draw:text-style-name="P2" draw:layer="layout" svg:width="25.199cm" svg:height="3.506cm" svg:x="1.471cm" svg:y="11.48cm" presentation:class="title" presentation:user-transformed="true">
          <draw:text-box>
            <text:p><text:span text:style-name="T2">By</text:span><text:span text:style-name="T2"><text:line-break/></text:span><text:span text:style-name="T2">Brandon Rodriguez</text:span><text:span text:style-name="T2"><text:line-break/></text:span><text:span text:style-name="T2">See google drive l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0:41:26.125442132</meta:creation-date>
    <meta:generator>LibreOffice/5.1.6.2$Linux_X86_64 LibreOffice_project/10m0$Build-2</meta:generator>
    <dc:date>2018-04-18T21:10:44.885857616</dc:date>
    <meta:editing-duration>PT11H59M26S</meta:editing-duration>
    <meta:editing-cycles>3</meta:editing-cycles>
    <meta:document-statistic meta:object-count="25"/>
  </office:meta>
</office:document-meta>
</file>